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ny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/>
    </style:style>
    <style:style style:name="P2" style:parent-style-name="Normalny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/>
    </style:style>
    <style:style style:name="T3" style:parent-style-name="Domyślnaczcionkaakapitu" style:family="text">
      <style:text-properties fo:font-weight="bold" style:font-weight-asian="bold" style:font-weight-complex="bold" fo:font-size="12pt" style:font-size-asian="12pt" style:font-size-complex="12pt"/>
    </style:style>
    <style:style style:name="P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2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3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4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5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6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7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 fo:language="en" fo:country="US"/>
    </style:style>
    <style:style style:name="P18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19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0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1" style:parent-style-name="Normalny" style:family="paragraph">
      <style:paragraph-properties fo:margin-left="0.4916in">
        <style:tab-stops/>
      </style:paragraph-properties>
      <style:text-properties fo:font-size="12pt" style:font-size-asian="12pt" style:font-size-complex="12pt"/>
    </style:style>
    <style:style style:name="P22" style:parent-style-name="Normalny" style:family="paragraph">
      <style:paragraph-properties fo:margin-left="0.4916in">
        <style:tab-stops/>
      </style:paragraph-properties>
    </style:style>
    <style:style style:name="P23" style:parent-style-name="Normalny" style:family="paragraph">
      <style:paragraph-properties fo:break-before="page"/>
      <style:text-properties fo:hyphenate="true"/>
    </style:style>
  </office:automatic-styles>
  <office:body>
    <office:text text:use-soft-page-breaks="true">
      <text:p text:style-name="P1">Dokumentacja dla projektu ASP.NET MVC – „Drumkits Store”</text:p>
      <text:p text:style-name="P2"/>
      <text:p text:style-name="Normalny"><text:span text:style-name="T3">Wymagania do instalacji projektu:<text:s/></text:span></text:p>
      <text:p text:style-name="P4">-<text:s/>Visual Studio (wraz z ASP.NET w wersji 8.0 oraz paczkami Entity Framework)<text:line-break/>-<text:s/>Microsoft .NET 8.0 SDK (jeżeli nie zostanie<text:s/>wcześniej<text:s/>zainstalowane poprzez VS)<text:s/><text:line-break/>-<text:s/>SQL Server 2022<text:line-break/>-<text:s/>SQL Server Management Studio<text:line-break/></text:p>
      <text:p text:style-name="P5"/>
      <text:p text:style-name="P6"/>
      <text:p text:style-name="P7"/>
      <text:p text:style-name="P8">Microsoft.VisualStudio.Web.CodeGeneration.Design (8.0.7)</text:p>
      <text:p text:style-name="P9">Microsoft.EntityFrameworkCore (8.0.7)</text:p>
      <text:p text:style-name="P10">Microsoft.EntityFrameworkCore.Design (8.0.7)</text:p>
      <text:p text:style-name="P11">Microsoft.EntityFrameworkCore.SqlServer (8.0.7)</text:p>
      <text:p text:style-name="P12">Microsoft.EntityFrameworkCore.Tools (8.0.7)</text:p>
      <text:p text:style-name="P13">(lub SQL Lite) przetestowac czy tez odpali</text:p>
      <text:p text:style-name="P14"/>
      <text:p text:style-name="P15">Łańcuch połączenia z bazą:</text:p>
      <text:p text:style-name="P16">"ConnectionStrings": {</text:p>
      <text:p text:style-name="P17"><text:s text:c="5"/>"DevConnection": "Server=(nazwa naszego servera sql);Database=DrumkitStoreDB;Trusted_Connection=True;TrustServerCertificate=True;"<text:line-break/>}</text:p>
      <text:p text:style-name="P18">Nazwa serwera: PC-NV</text:p>
      <text:p text:style-name="P19">Nazwa bazy danych: Drumkity</text:p>
      <text:p text:style-name="P20">add-migration Initial</text:p>
      <text:p text:style-name="P21">update-database</text:p>
      <text:p text:style-name="P22"/>
      <text:p text:style-name="P23"/>
      <text:p text:style-name="Normalny">Dodać każdą operacje/akcje jako nowy widok i potem w kontrolerze je obsluzyc dodając te metody z pdf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Times New Roman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Times New Roman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Times New Roman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Times New Roman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Times New Roman" style:font-name-complex="Times New Roman" fo:color="#272727"/>
    </style:style>
    <style:style style:name="Tytuł" style:display-name="Tytuł" style:family="paragraph" style:parent-style-name="Normalny" style:next-style-name="Normalny">
      <style:paragraph-properties style:contextual-spacing="true" fo:margin-bottom="0.0555in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ytułZnak" style:display-name="Tytuł Znak" style:family="text" style:parent-style-name="Domyślnaczcionkaakapitu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Podtytuł" style:display-name="Podtytuł" style:family="paragraph" style:parent-style-name="Normalny" style:next-style-name="Normalny">
      <style:text-properties style:font-name-asian="Times New Roman" fo:color="#595959" fo:letter-spacing="0.0104in" fo:font-size="14pt" style:font-size-asian="14pt" style:font-size-complex="14pt" fo:hyphenate="false"/>
    </style:style>
    <style:style style:name="PodtytułZnak" style:display-name="Podtytuł Znak" style:family="text" style:parent-style-name="Domyślnaczcionkaakapitu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Akapitzlistą" style:display-name="Akapit z listą" style:family="paragraph" style:parent-style-name="Normalny">
      <style:paragraph-properties style:contextual-spacing="true" fo:margin-left="0.5in">
        <style:tab-stops/>
      </style:paragraph-properties>
      <style:text-properties fo:hyphenate="false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T NV</meta:initial-creator>
    <dc:creator>T NV</dc:creator>
    <meta:creation-date>2025-01-14T02:05:00Z</meta:creation-date>
    <dc:date>2025-01-15T04:46:00Z</dc:date>
    <meta:template xlink:href="Normal.dotm" xlink:type="simple"/>
    <meta:editing-cycles>58</meta:editing-cycles>
    <meta:editing-duration>PT19980S</meta:editing-duration>
    <meta:document-statistic meta:page-count="2" meta:paragraph-count="1" meta:word-count="137" meta:character-count="960" meta:row-count="6" meta:non-whitespace-character-count="824"/>
  </office:meta>
</office:document-meta>
</file>